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9cm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 loext:decorative="false"/>
    </style:style>
    <style:style style:name="co1" style:family="table-column">
      <style:table-column-properties style:column-width="2.026cm" style:use-optimal-column-width="false"/>
    </style:style>
    <style:style style:name="co2" style:family="table-column">
      <style:table-column-properties style:column-width="1.013cm" style:use-optimal-column-width="false"/>
    </style:style>
    <style:style style:name="ro1" style:family="table-row">
      <style:table-row-properties style:row-height="1.824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loext:graphic-properties draw:fill="solid" draw:fill-color="#ffde59" draw:textarea-vertical-align="middle"/>
      <style:paragraph-properties fo:text-align="center" fo:border="0.85pt solid #000000"/>
      <style:text-properties fo:font-size="26pt" style:font-size-asian="26pt" style:font-size-complex="26pt"/>
    </style:style>
    <style:style style:name="ce2" style:family="table-cell">
      <loext:graphic-properties draw:fill="solid" draw:fill-color="#b4c7dc" draw:textarea-vertical-align="middle"/>
      <style:paragraph-properties fo:text-align="center" fo:border="0.85pt solid #000000"/>
      <style:text-properties fo:font-size="26pt" style:font-size-asian="26pt" style:font-size-complex="26pt"/>
    </style:style>
    <style:style style:name="ce3" style:family="table-cell">
      <loext:graphic-properties draw:fill="solid" draw:fill-color="#d4ea6b" draw:textarea-vertical-align="middle"/>
      <style:paragraph-properties fo:text-align="center" fo:border="0.85pt solid #000000"/>
      <style:text-properties fo:font-size="26pt" style:font-size-asian="26pt" style:font-size-complex="26pt"/>
    </style:style>
    <style:style style:name="ce4" style:family="table-cell">
      <loext:graphic-properties draw:fill="solid" draw:fill-color="#ec9ba4" draw:textarea-vertical-align="middle"/>
      <style:paragraph-properties fo:text-align="center" fo:border="0.85pt solid #000000"/>
      <style:text-properties fo:font-size="26pt" style:font-size-asian="26pt" style:font-size-complex="26pt"/>
    </style:style>
    <style:style style:name="ce5" style:family="table-cell">
      <loext:graphic-properties draw:fill="solid" draw:fill-color="#ffffa6" draw:textarea-vertical-align="middle"/>
      <style:paragraph-properties fo:text-align="center" fo:border-left="0.85pt solid #000000" fo:border-right="0.28pt solid #000000" fo:border-top="0.85pt solid #000000" fo:border-bottom="0.28pt solid #000000"/>
      <style:text-properties style:font-name="Liberation Sans1" fo:font-size="20pt" fo:background-color="transparent" style:font-size-asian="20pt" style:font-size-complex="20pt"/>
    </style:style>
    <style:style style:name="ce6" style:family="table-cell">
      <loext:graphic-properties draw:fill="solid" draw:fill-color="#ffe994" draw:textarea-vertical-align="middle"/>
      <style:paragraph-properties fo:text-align="center" fo:border-left="none" fo:border-right="0.85pt solid #000000" fo:border-top="0.85pt solid #000000" fo:border-bottom="0.28pt solid #000000"/>
      <style:text-properties style:font-name="Liberation Sans1" fo:font-size="20pt" style:font-size-asian="20pt" style:font-size-complex="20pt"/>
    </style:style>
    <style:style style:name="ce7" style:family="table-cell">
      <loext:graphic-properties draw:fill="solid" draw:fill-color="#ffb66c" draw:textarea-vertical-align="middle"/>
      <style:paragraph-properties fo:text-align="center" fo:border-left="0.85pt solid #000000" fo:border-right="0.28pt solid #000000" fo:border-top="none" fo:border-bottom="none"/>
      <style:text-properties style:font-name="Liberation Sans1" fo:font-size="20pt" style:font-size-asian="20pt" style:font-size-complex="20pt"/>
    </style:style>
    <style:style style:name="ce8" style:family="table-cell">
      <loext:graphic-properties draw:fill="solid" draw:fill-color="#ffaa95" draw:textarea-vertical-align="middle"/>
      <style:paragraph-properties fo:text-align="center" fo:border-left="none" fo:border-right="0.85pt solid #000000" fo:border-top="none" fo:border-bottom="none"/>
      <style:text-properties style:font-name="Liberation Sans1" fo:font-size="20pt" style:font-size-asian="20pt" style:font-size-complex="20pt"/>
    </style:style>
    <style:style style:name="ce9" style:family="table-cell">
      <loext:graphic-properties draw:fill="solid" draw:fill-color="#bf819e" draw:textarea-vertical-align="middle"/>
      <style:paragraph-properties fo:text-align="center" fo:border-left="0.85pt solid #000000" fo:border-right="0.28pt solid #000000" fo:border-top="0.85pt solid #000000" fo:border-bottom="0.28pt solid #000000"/>
      <style:text-properties style:font-name="Liberation Sans1" fo:font-size="20pt" style:font-size-asian="20pt" style:font-size-complex="20pt"/>
    </style:style>
    <style:style style:name="ce10" style:family="table-cell">
      <loext:graphic-properties draw:fill="solid" draw:fill-color="#bf819e" draw:textarea-vertical-align="middle"/>
      <style:paragraph-properties fo:text-align="center" fo:border-left="0.28pt solid #000000" fo:border-right="0.85pt solid #000000" fo:border-top="0.85pt solid #000000" fo:border-bottom="0.28pt solid #000000"/>
      <style:text-properties style:font-name="Liberation Sans1" fo:font-size="20pt" style:font-size-asian="20pt" style:font-size-complex="20pt"/>
    </style:style>
    <style:style style:name="ce11" style:family="table-cell">
      <loext:graphic-properties draw:fill="solid" draw:fill-color="#b7b3ca" draw:textarea-vertical-align="middle"/>
      <style:paragraph-properties fo:text-align="center" fo:border-left="0.85pt solid #000000" fo:border-right="0.28pt solid #000000" fo:border-top="none" fo:border-bottom="0.85pt solid #000000"/>
      <style:text-properties style:font-name="Liberation Sans1" fo:font-size="20pt" style:font-size-asian="20pt" style:font-size-complex="20pt"/>
    </style:style>
    <style:style style:name="ce12" style:family="table-cell">
      <loext:graphic-properties draw:fill="solid" draw:fill-color="#b7b3ca" draw:textarea-vertical-align="middle"/>
      <style:paragraph-properties fo:text-align="center" fo:border-left="0.28pt solid #000000" fo:border-right="0.85pt solid #000000" fo:border-top="none" fo:border-bottom="0.85pt solid #000000"/>
      <style:text-properties style:font-name="Liberation Sans1" fo:font-size="20pt" style:font-size-asian="20pt" style:font-size-complex="20pt"/>
    </style:style>
    <style:style style:name="ce13" style:family="table-cell">
      <loext:graphic-properties draw:fill="solid" draw:fill-color="#b4c7dc" draw:textarea-vertical-align="middle"/>
      <style:paragraph-properties fo:text-align="center" fo:border-left="0.85pt solid #000000" fo:border-right="0.28pt solid #000000" fo:border-top="none" fo:border-bottom="0.28pt solid #000000"/>
      <style:text-properties fo:font-size="20pt" style:font-size-asian="20pt" style:font-size-complex="20pt"/>
    </style:style>
    <style:style style:name="ce14" style:family="table-cell">
      <loext:graphic-properties draw:fill="solid" draw:fill-color="#e8f2a1" draw:textarea-vertical-align="middle"/>
      <style:paragraph-properties fo:text-align="center" fo:border-left="none" fo:border-right="0.85pt solid #000000" fo:border-top="none" fo:border-bottom="0.28pt solid #000000"/>
      <style:text-properties fo:font-size="20pt" style:font-size-asian="20pt" style:font-size-complex="20pt"/>
    </style:style>
    <style:style style:name="ce15" style:family="table-cell">
      <loext:graphic-properties draw:fill="solid" draw:fill-color="#e8f2a1" draw:textarea-vertical-align="middle"/>
      <style:paragraph-properties fo:text-align="center" fo:border-left="0.85pt solid #000000" fo:border-right="0.28pt solid #000000" fo:border-top="none" fo:border-bottom="0.85pt solid #000000"/>
      <style:text-properties fo:font-size="20pt" style:font-size-asian="20pt" style:font-size-complex="20pt"/>
    </style:style>
    <style:style style:name="ce16" style:family="table-cell">
      <loext:graphic-properties draw:fill="solid" draw:fill-color="#e8f2a1" draw:textarea-vertical-align="middle"/>
      <style:paragraph-properties fo:text-align="center" fo:border-left="0.28pt solid #000000" fo:border-right="0.85pt solid #000000" fo:border-top="0.28pt solid #000000" fo:border-bottom="0.85pt solid #000000"/>
      <style:text-properties fo:font-size="20pt" style:font-size-asian="20pt" style:font-size-complex="20pt"/>
    </style:style>
    <style:style style:name="ce17" style:family="table-cell">
      <loext:graphic-properties draw:fill="solid" draw:fill-color="#a1467e" draw:textarea-vertical-align="middle"/>
      <style:paragraph-properties fo:text-align="center" fo:border-left="0.85pt solid #000000" fo:border-right="0.28pt solid #000000" fo:border-top="none" fo:border-bottom="0.28pt solid #000000"/>
      <style:text-properties fo:font-size="20pt" style:font-size-asian="20pt" style:font-size-complex="20pt"/>
    </style:style>
    <style:style style:name="ce18" style:family="table-cell">
      <loext:graphic-properties draw:fill="solid" draw:fill-color="#ff6d6d" draw:textarea-vertical-align="middle"/>
      <style:paragraph-properties fo:text-align="center" fo:border-left="none" fo:border-right="0.85pt solid #000000" fo:border-top="none" fo:border-bottom="none"/>
      <style:text-properties fo:font-size="20pt" style:font-size-asian="20pt" style:font-size-complex="20pt"/>
    </style:style>
    <style:style style:name="ce19" style:family="table-cell">
      <loext:graphic-properties draw:fill="solid" draw:fill-color="#ff6d6d" draw:textarea-vertical-align="middle"/>
      <style:paragraph-properties fo:text-align="center" fo:border-left="0.85pt solid #000000" fo:border-right="none" fo:border-top="none" fo:border-bottom="0.85pt solid #000000"/>
      <style:text-properties fo:font-size="20pt" style:font-size-asian="20pt" style:font-size-complex="20pt"/>
    </style:style>
    <style:style style:name="ce20" style:family="table-cell">
      <loext:graphic-properties draw:fill="solid" draw:fill-color="#ff6d6d" draw:textarea-vertical-align="middle"/>
      <style:paragraph-properties fo:text-align="center" fo:border-left="0.28pt solid #000000" fo:border-right="0.85pt solid #000000" fo:border-top="0.28pt solid #000000" fo:border-bottom="0.85pt solid #000000"/>
      <style:text-properties fo:font-size="20pt" style:font-size-asian="20pt" style:font-size-complex="20pt"/>
    </style:style>
    <style:style style:name="ce21" style:family="table-cell">
      <loext:graphic-properties draw:fill="solid" draw:fill-color="#ffffa6" draw:textarea-vertical-align="middle"/>
      <style:paragraph-properties fo:text-align="center" fo:border-left="none" fo:border-right="0.28pt solid #000000" fo:border-top="0.85pt solid #000000" fo:border-bottom="0.28pt solid #000000"/>
      <style:text-properties style:font-name="Liberation Sans1" fo:font-size="20pt" fo:background-color="transparent" style:font-size-asian="20pt" style:font-size-complex="20pt"/>
    </style:style>
    <style:style style:name="ce22" style:family="table-cell">
      <loext:graphic-properties draw:fill="solid" draw:fill-color="#bf819e" draw:textarea-vertical-align="middle"/>
      <style:paragraph-properties fo:text-align="center" fo:border-left="none" fo:border-right="0.28pt solid #000000" fo:border-top="0.85pt solid #000000" fo:border-bottom="0.28pt solid #000000"/>
      <style:text-properties style:font-name="Liberation Sans1" fo:font-size="20pt" style:font-size-asian="20pt" style:font-size-complex="20pt"/>
    </style:style>
    <style:style style:name="ce23" style:family="table-cell">
      <loext:graphic-properties draw:fill="solid" draw:fill-color="#ffb66c" draw:textarea-vertical-align="middle"/>
      <style:paragraph-properties fo:text-align="center" fo:border-left="none" fo:border-right="0.28pt solid #000000" fo:border-top="none" fo:border-bottom="none"/>
      <style:text-properties style:font-name="Liberation Sans1" fo:font-size="20pt" style:font-size-asian="20pt" style:font-size-complex="20pt"/>
    </style:style>
    <style:style style:name="ce24" style:family="table-cell">
      <loext:graphic-properties draw:fill="solid" draw:fill-color="#b7b3ca" draw:textarea-vertical-align="middle"/>
      <style:paragraph-properties fo:text-align="center" fo:border-left="none" fo:border-right="0.28pt solid #000000" fo:border-top="none" fo:border-bottom="none"/>
      <style:text-properties style:font-name="Liberation Sans1" fo:font-size="20pt" style:font-size-asian="20pt" style:font-size-complex="20pt"/>
    </style:style>
    <style:style style:name="ce25" style:family="table-cell">
      <loext:graphic-properties draw:fill="solid" draw:fill-color="#b7b3ca" draw:textarea-vertical-align="middle"/>
      <style:paragraph-properties fo:text-align="center" fo:border-left="0.28pt solid #000000" fo:border-right="0.85pt solid #000000" fo:border-top="none" fo:border-bottom="none"/>
      <style:text-properties style:font-name="Liberation Sans1" fo:font-size="20pt" style:font-size-asian="20pt" style:font-size-complex="20pt"/>
    </style:style>
    <style:style style:name="ce26" style:family="table-cell">
      <loext:graphic-properties draw:fill="solid" draw:fill-color="#b4c7dc" draw:textarea-vertical-align="middle"/>
      <style:paragraph-properties fo:text-align="center" fo:border-left="0.85pt solid #000000" fo:border-right="0.28pt solid #000000" fo:border-top="0.85pt solid #000000" fo:border-bottom="0.28pt solid #000000"/>
      <style:text-properties style:font-name="Liberation Sans1" fo:font-size="20pt" style:font-size-asian="20pt" style:font-size-complex="20pt"/>
    </style:style>
    <style:style style:name="ce27" style:family="table-cell">
      <loext:graphic-properties draw:fill="solid" draw:fill-color="#e8f2a1" draw:textarea-vertical-align="middle"/>
      <style:paragraph-properties fo:text-align="center" fo:border-left="none" fo:border-right="0.85pt solid #000000" fo:border-top="0.85pt solid #000000" fo:border-bottom="0.28pt solid #000000"/>
      <style:text-properties style:font-name="Liberation Sans1" fo:font-size="20pt" style:font-size-asian="20pt" style:font-size-complex="20pt"/>
    </style:style>
    <style:style style:name="ce28" style:family="table-cell">
      <loext:graphic-properties draw:fill="solid" draw:fill-color="#b4c7dc" draw:textarea-vertical-align="middle"/>
      <style:paragraph-properties fo:text-align="center" fo:border-left="none" fo:border-right="0.28pt solid #000000" fo:border-top="0.85pt solid #000000" fo:border-bottom="0.28pt solid #000000"/>
      <style:text-properties style:font-name="Liberation Sans1" fo:font-size="20pt" style:font-size-asian="20pt" style:font-size-complex="20pt"/>
    </style:style>
    <style:style style:name="ce29" style:family="table-cell">
      <loext:graphic-properties draw:fill="solid" draw:fill-color="#e8f2a1" draw:textarea-vertical-align="middle"/>
      <style:paragraph-properties fo:text-align="center" fo:border-left="0.85pt solid #000000" fo:border-right="0.28pt solid #000000" fo:border-top="none" fo:border-bottom="0.85pt solid #000000"/>
      <style:text-properties style:font-name="Liberation Sans1" fo:font-size="20pt" style:font-size-asian="20pt" style:font-size-complex="20pt"/>
    </style:style>
    <style:style style:name="ce30" style:family="table-cell">
      <loext:graphic-properties draw:fill="solid" draw:fill-color="#e8f2a1" draw:textarea-vertical-align="middle"/>
      <style:paragraph-properties fo:text-align="center" fo:border-left="0.28pt solid #000000" fo:border-right="0.85pt solid #000000" fo:border-top="0.28pt solid #000000" fo:border-bottom="0.85pt solid #000000"/>
      <style:text-properties style:font-name="Liberation Sans1" fo:font-size="20pt" style:font-size-asian="20pt" style:font-size-complex="20pt"/>
    </style:style>
    <style:style style:name="ce31" style:family="table-cell">
      <loext:graphic-properties draw:fill="solid" draw:fill-color="#e8f2a1" draw:textarea-vertical-align="middle"/>
      <style:paragraph-properties fo:text-align="center" fo:border-left="none" fo:border-right="0.28pt solid #000000" fo:border-top="none" fo:border-bottom="0.85pt solid #000000"/>
      <style:text-properties style:font-name="Liberation Sans1" fo:font-size="20pt" style:font-size-asian="20pt" style:font-size-complex="20pt"/>
    </style:style>
    <style:style style:name="ce32" style:family="table-cell">
      <loext:graphic-properties draw:fill="solid" draw:fill-color="#b7b3ca" draw:textarea-vertical-align="middle"/>
      <style:paragraph-properties fo:text-align="center" fo:border-left="none" fo:border-right="0.28pt solid #000000" fo:border-top="none" fo:border-bottom="0.85pt solid #000000"/>
      <style:text-properties style:font-name="Liberation Sans1" fo:font-size="20pt" style:font-size-asian="20pt" style:font-size-complex="20pt"/>
    </style:style>
    <style:style style:name="ce33" style:family="table-cell">
      <loext:graphic-properties draw:fill="solid" draw:fill-color="#a1467e" draw:textarea-vertical-align="middle"/>
      <style:paragraph-properties fo:text-align="center" fo:border-left="0.85pt solid #000000" fo:border-right="0.28pt solid #000000" fo:border-top="none" fo:border-bottom="0.28pt solid #000000"/>
      <style:text-properties style:font-name="Liberation Sans1" fo:font-size="20pt" style:font-size-asian="20pt" style:font-size-complex="20pt"/>
    </style:style>
    <style:style style:name="ce34" style:family="table-cell">
      <loext:graphic-properties draw:fill="solid" draw:fill-color="#ff6d6d" draw:textarea-vertical-align="middle"/>
      <style:paragraph-properties fo:text-align="center" fo:border-left="none" fo:border-right="0.85pt solid #000000" fo:border-top="none" fo:border-bottom="none"/>
      <style:text-properties style:font-name="Liberation Sans1" fo:font-size="20pt" style:font-size-asian="20pt" style:font-size-complex="20pt"/>
    </style:style>
    <style:style style:name="ce35" style:family="table-cell">
      <loext:graphic-properties draw:fill="solid" draw:fill-color="#a1467e" draw:textarea-vertical-align="middle"/>
      <style:paragraph-properties fo:text-align="center" fo:border-left="none" fo:border-right="0.28pt solid #000000" fo:border-top="none" fo:border-bottom="0.28pt solid #000000"/>
      <style:text-properties style:font-name="Liberation Sans1" fo:font-size="20pt" style:font-size-asian="20pt" style:font-size-complex="20pt"/>
    </style:style>
    <style:style style:name="ce36" style:family="table-cell">
      <loext:graphic-properties draw:fill="solid" draw:fill-color="#bf819e" draw:textarea-vertical-align="middle"/>
      <style:paragraph-properties fo:text-align="center" fo:border-left="none" fo:border-right="0.28pt solid #000000" fo:border-top="none" fo:border-bottom="0.28pt solid #000000"/>
      <style:text-properties style:font-name="Liberation Sans1" fo:font-size="20pt" style:font-size-asian="20pt" style:font-size-complex="20pt"/>
    </style:style>
    <style:style style:name="ce37" style:family="table-cell">
      <loext:graphic-properties draw:fill="solid" draw:fill-color="#bf819e" draw:textarea-vertical-align="middle"/>
      <style:paragraph-properties fo:text-align="center" fo:border-left="0.28pt solid #000000" fo:border-right="0.85pt solid #000000" fo:border-top="none" fo:border-bottom="0.28pt solid #000000"/>
      <style:text-properties style:font-name="Liberation Sans1" fo:font-size="20pt" style:font-size-asian="20pt" style:font-size-complex="20pt"/>
    </style:style>
    <style:style style:name="ce38" style:family="table-cell">
      <loext:graphic-properties draw:fill="solid" draw:fill-color="#ff6d6d" draw:textarea-vertical-align="middle"/>
      <style:paragraph-properties fo:text-align="center" fo:border-left="0.85pt solid #000000" fo:border-right="none" fo:border-top="none" fo:border-bottom="0.85pt solid #000000"/>
      <style:text-properties style:font-name="Liberation Sans1" fo:font-size="20pt" style:font-size-asian="20pt" style:font-size-complex="20pt"/>
    </style:style>
    <style:style style:name="ce39" style:family="table-cell">
      <loext:graphic-properties draw:fill="solid" draw:fill-color="#ff6d6d" draw:textarea-vertical-align="middle"/>
      <style:paragraph-properties fo:text-align="center" fo:border-left="0.28pt solid #000000" fo:border-right="0.85pt solid #000000" fo:border-top="0.28pt solid #000000" fo:border-bottom="0.85pt solid #000000"/>
      <style:text-properties style:font-name="Liberation Sans1" fo:font-size="20pt" style:font-size-asian="20pt" style:font-size-complex="20pt"/>
    </style:style>
    <style:style style:name="ce40" style:family="table-cell">
      <loext:graphic-properties draw:fill="solid" draw:fill-color="#ff6d6d" draw:textarea-vertical-align="middle"/>
      <style:paragraph-properties fo:text-align="center" fo:border-left="none" fo:border-right="none" fo:border-top="none" fo:border-bottom="0.85pt solid #000000"/>
      <style:text-properties style:font-name="Liberation Sans1" fo:font-size="20pt" style:font-size-asian="20pt" style:font-size-complex="20pt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  <style:text-properties style:font-name="Liberation Sans1" fo:font-size="20pt" fo:background-color="transparent" style:font-size-asian="20pt" style:font-size-complex="20pt"/>
    </style:style>
    <style:style style:name="P3" style:family="paragraph">
      <style:paragraph-properties fo:text-align="center"/>
      <style:text-properties style:font-name="Liberation Sans1"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Liberation Sans1" fo:font-size="20pt" fo:background-color="transparent" style:font-size-asian="20pt" style:font-size-complex="20pt"/>
    </style:style>
    <style:style style:name="T3" style:family="text">
      <style:text-properties style:font-name="Liberation Sans1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077cm" svg:height="5.471cm" svg:x="1.705cm" svg:y="11.8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0</text:span></text:p>
              </table:table-cell>
              <table:table-cell table:style-name="ce2">
                <text:p text:style-name="P1"><text:span text:style-name="T1">1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2</text:span></text:p>
              </table:table-cell>
              <table:table-cell table:style-name="ce2">
                <text:p text:style-name="P1"><text:span text:style-name="T1">1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3</text:span></text:p>
              </table:table-cell>
              <table:table-cell table:style-name="ce2">
                <text:p text:style-name="P1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2.025cm" svg:height="7.903cm" svg:x="9.825cm" svg:y="10.712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>
              <table:table-cell table:style-name="ce5">
                <text:p text:style-name="P2"><text:span text:style-name="T2">0</text:span></text:p>
              </table:table-cell>
              <table:table-cell table:style-name="ce6">
                <text:p text:style-name="P3"><text:span text:style-name="T3">1</text:span></text:p>
              </table:table-cell>
            </table:table-row>
            <table:table-row table:style-name="ro2">
              <table:table-cell table:style-name="ce7">
                <text:p text:style-name="P3"><text:span text:style-name="T3">2</text:span></text:p>
              </table:table-cell>
              <table:table-cell table:style-name="ce8">
                <text:p text:style-name="P3"><text:span text:style-name="T3">3</text:span></text:p>
              </table:table-cell>
            </table:table-row>
            <table:table-row table:style-name="ro2">
              <table:table-cell table:style-name="ce9">
                <text:p text:style-name="P3"><text:span text:style-name="T3">4</text:span></text:p>
              </table:table-cell>
              <table:table-cell table:style-name="ce10">
                <text:p text:style-name="P3"><text:span text:style-name="T3">4</text:span></text:p>
              </table:table-cell>
            </table:table-row>
            <table:table-row table:style-name="ro2">
              <table:table-cell table:style-name="ce11">
                <text:p text:style-name="P3"><text:span text:style-name="T3">5</text:span></text:p>
              </table:table-cell>
              <table:table-cell table:style-name="ce12">
                <text:p text:style-name="P3"><text:span text:style-name="T3">5</text:span></text:p>
              </table:table-cell>
            </table:table-row>
            <table:table-row table:style-name="ro2">
              <table:table-cell table:style-name="ce13">
                <text:p text:style-name="P4"><text:span text:style-name="T4">6</text:span></text:p>
              </table:table-cell>
              <table:table-cell table:style-name="ce14">
                <text:p text:style-name="P4"><text:span text:style-name="T4">7</text:span></text:p>
              </table:table-cell>
            </table:table-row>
            <table:table-row table:style-name="ro2">
              <table:table-cell table:style-name="ce15">
                <text:p text:style-name="P4"><text:span text:style-name="T4">7</text:span></text:p>
              </table:table-cell>
              <table:table-cell table:style-name="ce16">
                <text:p text:style-name="P4"><text:span text:style-name="T4">7</text:span></text:p>
              </table:table-cell>
            </table:table-row>
            <table:table-row table:style-name="ro2">
              <table:table-cell table:style-name="ce17">
                <text:p text:style-name="P4"><text:span text:style-name="T4">8</text:span></text:p>
              </table:table-cell>
              <table:table-cell table:style-name="ce18">
                <text:p text:style-name="P4"><text:span text:style-name="T4">9</text:span></text:p>
              </table:table-cell>
            </table:table-row>
            <table:table-row table:style-name="ro2">
              <table:table-cell table:style-name="ce19">
                <text:p text:style-name="P4"><text:span text:style-name="T4">9</text:span></text:p>
              </table:table-cell>
              <table:table-cell table:style-name="ce20">
                <text:p text:style-name="P4"><text:span text:style-name="T4">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6.077cm" svg:height="5.927cm" svg:x="13.538cm" svg:y="11.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6">
              <table:table-cell table:style-name="ce5">
                <text:p text:style-name="P2"><text:span text:style-name="T2">0</text:span></text:p>
              </table:table-cell>
              <table:table-cell>
                <text:p text:style-name="P3"><text:span text:style-name="T3">1</text:span></text:p>
              </table:table-cell>
              <table:table-cell table:style-name="ce21">
                <text:p text:style-name="P2"><text:span text:style-name="T2">0</text:span></text:p>
              </table:table-cell>
              <table:table-cell>
                <text:p text:style-name="P3"><text:span text:style-name="T3">1</text:span></text:p>
              </table:table-cell>
              <table:table-cell table:style-name="ce22">
                <text:p text:style-name="P3"><text:span text:style-name="T3">4</text:span></text:p>
              </table:table-cell>
              <table:table-cell table:style-name="ce10">
                <text:p text:style-name="P3"><text:span text:style-name="T3">4</text:span></text:p>
              </table:table-cell>
            </table:table-row>
            <table:table-row table:style-name="ro2" table:default-cell-style-name="ce8">
              <table:table-cell table:style-name="ce7">
                <text:p text:style-name="P3"><text:span text:style-name="T3">2</text:span></text:p>
              </table:table-cell>
              <table:table-cell>
                <text:p text:style-name="P3"><text:span text:style-name="T3">3</text:span></text:p>
              </table:table-cell>
              <table:table-cell table:style-name="ce23">
                <text:p text:style-name="P3"><text:span text:style-name="T3">2</text:span></text:p>
              </table:table-cell>
              <table:table-cell>
                <text:p text:style-name="P3"><text:span text:style-name="T3">3</text:span></text:p>
              </table:table-cell>
              <table:table-cell table:style-name="ce24">
                <text:p text:style-name="P3"><text:span text:style-name="T3">5</text:span></text:p>
              </table:table-cell>
              <table:table-cell table:style-name="ce25">
                <text:p text:style-name="P3"><text:span text:style-name="T3">5</text:span></text:p>
              </table:table-cell>
            </table:table-row>
            <table:table-row table:style-name="ro2" table:default-cell-style-name="ce27">
              <table:table-cell table:style-name="ce26">
                <text:p text:style-name="P3"><text:span text:style-name="T3">6</text:span></text:p>
              </table:table-cell>
              <table:table-cell>
                <text:p text:style-name="P3"><text:span text:style-name="T3">7</text:span></text:p>
              </table:table-cell>
              <table:table-cell table:style-name="ce28">
                <text:p text:style-name="P3"><text:span text:style-name="T3">6</text:span></text:p>
              </table:table-cell>
              <table:table-cell>
                <text:p text:style-name="P3"><text:span text:style-name="T3">7</text:span></text:p>
              </table:table-cell>
              <table:table-cell table:style-name="ce22">
                <text:p text:style-name="P3"><text:span text:style-name="T3">4</text:span></text:p>
              </table:table-cell>
              <table:table-cell table:style-name="ce10">
                <text:p text:style-name="P3"><text:span text:style-name="T3">4</text:span></text:p>
              </table:table-cell>
            </table:table-row>
            <table:table-row table:style-name="ro2" table:default-cell-style-name="ce30">
              <table:table-cell table:style-name="ce29">
                <text:p text:style-name="P3"><text:span text:style-name="T3">7</text:span></text:p>
              </table:table-cell>
              <table:table-cell>
                <text:p text:style-name="P3"><text:span text:style-name="T3">7</text:span></text:p>
              </table:table-cell>
              <table:table-cell table:style-name="ce31">
                <text:p text:style-name="P3"><text:span text:style-name="T3">7</text:span></text:p>
              </table:table-cell>
              <table:table-cell>
                <text:p text:style-name="P3"><text:span text:style-name="T3">7</text:span></text:p>
              </table:table-cell>
              <table:table-cell table:style-name="ce32">
                <text:p text:style-name="P3"><text:span text:style-name="T3">5</text:span></text:p>
              </table:table-cell>
              <table:table-cell table:style-name="ce12">
                <text:p text:style-name="P3"><text:span text:style-name="T3">5</text:span></text:p>
              </table:table-cell>
            </table:table-row>
            <table:table-row table:style-name="ro2" table:default-cell-style-name="ce34">
              <table:table-cell table:style-name="ce33">
                <text:p text:style-name="P3"><text:span text:style-name="T3">8</text:span></text:p>
              </table:table-cell>
              <table:table-cell>
                <text:p text:style-name="P3"><text:span text:style-name="T3">9</text:span></text:p>
              </table:table-cell>
              <table:table-cell table:style-name="ce35">
                <text:p text:style-name="P3"><text:span text:style-name="T3">8</text:span></text:p>
              </table:table-cell>
              <table:table-cell>
                <text:p text:style-name="P3"><text:span text:style-name="T3">9</text:span></text:p>
              </table:table-cell>
              <table:table-cell table:style-name="ce36">
                <text:p text:style-name="P3"><text:span text:style-name="T3">4</text:span></text:p>
              </table:table-cell>
              <table:table-cell table:style-name="ce37">
                <text:p text:style-name="P3"><text:span text:style-name="T3">4</text:span></text:p>
              </table:table-cell>
            </table:table-row>
            <table:table-row table:style-name="ro2" table:default-cell-style-name="ce39">
              <table:table-cell table:style-name="ce38">
                <text:p text:style-name="P3"><text:span text:style-name="T3">9</text:span></text:p>
              </table:table-cell>
              <table:table-cell>
                <text:p text:style-name="P3"><text:span text:style-name="T3">9</text:span></text:p>
              </table:table-cell>
              <table:table-cell table:style-name="ce40">
                <text:p text:style-name="P3"><text:span text:style-name="T3">9</text:span></text:p>
              </table:table-cell>
              <table:table-cell>
                <text:p text:style-name="P3"><text:span text:style-name="T3">9</text:span></text:p>
              </table:table-cell>
              <table:table-cell table:style-name="ce32">
                <text:p text:style-name="P3"><text:span text:style-name="T3">5</text:span></text:p>
              </table:table-cell>
              <table:table-cell table:style-name="ce12">
                <text:p text:style-name="P3"><text:span text:style-name="T3">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5" draw:layer="layout" svg:width="0.855cm" svg:height="0.962cm" svg:x="8.98cm" svg:y="11.295cm">
          <draw:text-box>
            <text:p>0</text:p>
          </draw:text-box>
        </draw:frame>
        <draw:frame draw:style-name="gr2" draw:text-style-name="P5" draw:layer="layout" svg:width="0.855cm" svg:height="0.962cm" svg:x="8.98cm" svg:y="13.2cm">
          <draw:text-box>
            <text:p>1</text:p>
          </draw:text-box>
        </draw:frame>
        <draw:frame draw:style-name="gr2" draw:text-style-name="P5" draw:layer="layout" svg:width="0.855cm" svg:height="0.962cm" svg:x="8.98cm" svg:y="15.096cm">
          <draw:text-box>
            <text:p>2</text:p>
          </draw:text-box>
        </draw:frame>
        <draw:frame draw:style-name="gr2" draw:text-style-name="P5" draw:layer="layout" svg:width="0.855cm" svg:height="0.962cm" svg:x="8.98cm" svg:y="17.001cm">
          <draw:text-box>
            <text:p>3</text:p>
          </draw:text-box>
        </draw:frame>
        <draw:frame draw:style-name="gr3" draw:text-style-name="P5" draw:layer="layout" svg:width="3.219cm" svg:height="0.962cm" svg:x="9.237cm" svg:y="9.39cm">
          <draw:text-box>
            <text:p>Meta tiles</text:p>
          </draw:text-box>
        </draw:frame>
        <draw:frame draw:style-name="gr4" draw:text-style-name="P5" draw:layer="layout" svg:width="3.375cm" svg:height="1.052cm" svg:x="3.14cm" svg:y="10.425cm">
          <draw:text-box>
            <text:p>Meta map</text:p>
          </draw:text-box>
        </draw:frame>
        <draw:frame draw:style-name="gr5" draw:text-style-name="P5" draw:layer="layout" svg:width="3.29cm" svg:height="0.962cm" svg:x="14.988cm" svg:y="10.456cm">
          <draw:text-box>
            <text:p>Final map</text:p>
          </draw:text-box>
        </draw:frame>
        <draw:line draw:style-name="gr6" draw:text-style-name="P6" draw:layer="layout" svg:x1="8.202cm" svg:y1="14.652cm" svg:x2="9.155cm" svg:y2="14.652cm">
          <text:p/>
        </draw:line>
        <draw:line draw:style-name="gr6" draw:text-style-name="P6" draw:layer="layout" svg:x1="12.203cm" svg:y1="14.652cm" svg:x2="13.156cm" svg:y2="14.65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11:30:23.232667518</meta:creation-date>
    <dc:date>2026-01-31T14:46:52.643333290</dc:date>
    <meta:editing-duration>PT14M9S</meta:editing-duration>
    <meta:editing-cycles>4</meta:editing-cycles>
    <meta:generator>LibreOffice/25.8.3.2$Linux_X86_64 LibreOffice_project/580$Build-2</meta:generator>
    <meta:document-statistic meta:object-count="12"/>
  </office:meta>
</office:document-meta>
</file>